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5" style:family="table-column">
      <style:table-column-properties fo:break-before="auto" style:column-width="49.01pt"/>
    </style:style>
    <style:style style:name="co2" style:family="table-column">
      <style:table-column-properties fo:break-before="auto" style:column-width="81.41pt"/>
    </style:style>
    <style:style style:name="co3" style:family="table-column">
      <style:table-column-properties fo:break-before="auto" style:column-width="65.65pt"/>
    </style:style>
    <style:style style:name="co4" style:family="table-column">
      <style:table-column-properties fo:break-before="auto" style:column-width="56.41pt"/>
    </style:style>
    <style:style style:name="co5" style:family="table-column">
      <style:table-column-properties fo:break-before="auto" style:column-width="64.74pt"/>
    </style:style>
    <style:style style:name="co6" style:family="table-column">
      <style:table-column-properties fo:break-before="auto" style:column-width="74.95pt"/>
    </style:style>
    <style:style style:name="co7" style:family="table-column">
      <style:table-column-properties fo:break-before="auto" style:column-width="67.49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74.1pt"/>
    </style:style>
    <style:style style:name="co11" style:family="table-column">
      <style:table-column-properties fo:break-before="auto" style:column-width="83.2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68.46pt"/>
    </style:style>
    <style:style style:name="co14" style:family="table-column">
      <style:table-column-properties fo:break-before="auto" style:column-width="69.39pt"/>
    </style:style>
    <style:style style:name="co16" style:family="table-column">
      <style:table-column-properties fo:break-before="auto" style:column-width="61.06pt"/>
    </style:style>
    <style:style style:name="co17" style:family="table-column">
      <style:table-column-properties fo:break-before="auto" style:column-width="60.09pt"/>
    </style:style>
    <style:style style:name="co18" style:family="table-column">
      <style:table-column-properties fo:break-before="auto" style:column-width="97.14pt"/>
    </style:style>
    <style:style style:name="co19" style:family="table-column">
      <style:table-column-properties fo:break-before="page" style:column-width="49.0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4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99pt" fo:break-before="page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padding="2.01pt"/>
      <style:text-properties style:text-position="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 style:data-style-name="N6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5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52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52">
      <style:table-cell-properties fo:padding="2.01pt"/>
    </style:style>
    <style:style style:name="ce13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5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 fo:padding="2.01pt"/>
    </style:style>
    <style:style style:name="ce18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61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9.81pt" fo:min-width="96.83pt" fo:padding-top="1.59pt" fo:padding-bottom="1.59pt" fo:padding-left="1.59pt" fo:padding-right="1.59pt" fo:wrap-option="wrap" draw:shadow-color="#808080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6" table:default-cell-style-name="ce17"/>
        <table:table-column table:style-name="co11" table:default-cell-style-name="ce4"/>
        <table:table-column table:style-name="co12" table:default-cell-style-name="ce17"/>
        <table:table-column table:style-name="co13" table:default-cell-style-name="ce4"/>
        <table:table-column table:style-name="co14" table:default-cell-style-name="ce17"/>
        <table:table-column table:style-name="co16" table:default-cell-style-name="ce4"/>
        <table:table-column table:style-name="co16" table:default-cell-style-name="ce17"/>
        <table:table-column table:style-name="co17" table:default-cell-style-name="ce4"/>
        <table:table-column table:style-name="co14" table:default-cell-style-name="ce4"/>
        <table:table-column table:style-name="co13" table:default-cell-style-name="ce4"/>
        <table:table-column table:style-name="co15" table:number-columns-repeated="235" table:default-cell-style-name="ce4"/>
        <table:table-column table:style-name="co15" table:number-columns-repeated="767" table:default-cell-style-name="Default"/>
        <table:table-row table:style-name="ro1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style-name="ce7"/>
          <table:table-cell/>
          <table:table-cell table:style-name="ce5">
            <draw:custom-shape table:end-cell-address="Sheet1.N2" table:end-x="20.44pt" table:end-y="0.99pt" draw:z-index="0" draw:name="Text Box 8" draw:style-name="gr1" draw:text-style-name="P1" svg:width="100.01pt" svg:height="12.98pt" svg:x="66.61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"/>
          <table:table-cell table:number-columns-repeated="1011"/>
        </table:table-row>
        <table:table-row table:style-name="ro1" table:number-rows-repeated="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WEIMU is the number of produced muons per positron or electron hitting the spoiler or collimator, i.e. muons/e+ or muons/e-</text:p>
          </table:table-cell>
          <table:table-cell table:style-name="ce3"/>
          <table:table-cell table:style-name="ce5" table:number-columns-repeated="2"/>
          <table:table-cell table:style-name="ce3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style-name="ce3"/>
          <table:table-cell table:style-name="ce5" table:number-columns-repeated="2"/>
          <table:table-cell table:style-name="ce3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E_beam is the average energy of the scattered electrons or positrons which hit the collimator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 office:value-type="string" calcext:value-type="string">
            <text:p>N_start is used to get the proper proportion of hits on collimators and spoilers in the trajectory files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 office:value-type="string" calcext:value-type="string">
            <text:p>To combine columns H and to get column J: <text:s/>#/b = C/(#e+ per u in det) + C/(#e- per u in det), where C = 2E7*F_coll 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 table:number-columns-repeated="8"/>
          <table:table-cell table:style-name="ce8"/>
          <table:table-cell table:number-columns-repeated="1014"/>
        </table:table-row>
        <table:table-row table:style-name="ro2">
          <table:table-cell table:number-columns-repeated="8"/>
          <table:table-cell table:style-name="ce6"/>
          <table:table-cell table:style-name="ce9" office:value-type="string" calcext:value-type="string">
            <text:p>Total halo hitting SP2 and SP4 =</text:p>
          </table:table-cell>
          <table:table-cell table:style-name="ce15"/>
          <table:table-cell table:style-name="ce5" office:value-type="float" office:value="20000000" calcext:value-type="float">
            <text:p>2.00E+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LC 2016 tunnel</text:p>
          </table:table-cell>
          <table:table-cell table:style-name="ce3" office:value-type="string" calcext:value-type="string">
            <text:p>Doughnuts at 1370, 1231, 1143, 973, 800 + 5m magnetized wall, MUCARLO, Book 2, p. 103 </text:p>
          </table:table-cell>
          <table:table-cell table:number-columns-repeated="5"/>
          <table:table-cell table:style-name="ce3" office:value-type="string" calcext:value-type="string">
            <text:p>Spoilers negative</text:p>
          </table:table-cell>
          <table:table-cell table:number-columns-repeated="3"/>
          <table:table-cell table:style-name="ce3"/>
          <table:table-cell table:style-name="ce18"/>
          <table:table-cell table:number-columns-repeated="1011"/>
        </table:table-row>
        <table:table-row table:style-name="ro1">
          <table:table-cell table:style-name="ce3" office:value-type="string" calcext:value-type="string">
            <text:p>E_beam = 125 GeV</text:p>
          </table:table-cell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"/>
          <table:table-cell table:style-name="ce18"/>
          <table:table-cell table:number-columns-repeated="1011"/>
        </table:table-row>
        <table:table-row table:style-name="ro1">
          <table:table-cell table:number-columns-repeated="11"/>
          <table:table-cell table:style-name="ce3"/>
          <table:table-cell table:style-name="ce18"/>
          <table:table-cell table:number-columns-repeated="1011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3"/>
          <table:table-cell table:style-name="ce18"/>
          <table:table-cell table:number-columns-repeated="1011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 table:style-name="ce3" office:value-type="string" calcext:value-type="string">
            <text:p>WEIMU</text:p>
          </table:table-cell>
          <table:table-cell table:style-name="ce3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in det</text:p>
          </table:table-cell>
          <table:table-cell table:style-name="ce3" office:value-type="string" calcext:value-type="string">
            <text:p>Number/bunch</text:p>
          </table:table-cell>
          <table:table-cell table:style-name="ce3" office:value-type="string" calcext:value-type="string">
            <text:p>#/bunch (e+)</text:p>
          </table:table-cell>
          <table:table-cell table:style-name="ce3" office:value-type="string" calcext:value-type="string">
            <text:p>#/bunch (e-)</text:p>
          </table:table-cell>
          <table:table-cell table:style-name="ce3" office:value-type="string" calcext:value-type="string">
            <text:p>#/train (e+)</text:p>
          </table:table-cell>
          <table:table-cell table:style-name="ce3" office:value-type="string" calcext:value-type="string">
            <text:p>#/train (e-)</text:p>
          </table:table-cell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/>
          <table:table-cell table:style-name="ce3" office:value-type="string" calcext:value-type="string">
            <text:p>Pmin = 1.</text:p>
          </table:table-cell>
          <table:table-cell table:style-name="ce3" office:value-type="string" calcext:value-type="string">
            <text:p>e+ beam</text:p>
          </table:table-cell>
          <table:table-cell table:style-name="ce3" office:value-type="string" calcext:value-type="string">
            <text:p>e- beam</text:p>
          </table:table-cell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22]" office:value-type="float" office:value="13080000" calcext:value-type="float">
            <text:p>1.31E+07</text:p>
          </table:table-cell>
          <table:table-cell table:style-name="ce5" office:value-type="float" office:value="14000000000" calcext:value-type="float">
            <text:p>1.40E+10</text:p>
          </table:table-cell>
          <table:table-cell table:style-name="ce5" office:value-type="float" office:value="22000000000" calcext:value-type="float">
            <text:p>2.20E+10</text:p>
          </table:table-cell>
          <table:table-cell table:style-name="ce10" table:formula="of:=[.$E22]*[.$L$11]*([.$H22]+[.$I22])/([.$H22]*[.$I22])" office:value-type="float" office:value="0.00152883116883117" calcext:value-type="float">
            <text:p>0.00152883</text:p>
          </table:table-cell>
          <table:table-cell table:style-name="ce10" table:formula="of:=[.$E22]*[.$L$11]/[.$H22]" office:value-type="float" office:value="0.000934285714285714" calcext:value-type="float">
            <text:p>0.00093429</text:p>
          </table:table-cell>
          <table:table-cell table:style-name="ce10" table:formula="of:=[.$E22]*[.$L$11]/[.$I22]" office:value-type="float" office:value="0.000594545454545455" calcext:value-type="float">
            <text:p>0.00059455</text:p>
          </table:table-cell>
          <table:table-cell table:style-name="ce10" table:formula="of:=[.K22]*1312" office:value-type="float" office:value="1.22578285714286" calcext:value-type="float">
            <text:p>1.22578286</text:p>
          </table:table-cell>
          <table:table-cell table:style-name="ce10" table:formula="of:=[.L22]*1312" office:value-type="float" office:value="0.780043636363637" calcext:value-type="float">
            <text:p>0.78004364</text:p>
          </table:table-cell>
          <table:table-cell table:style-name="ce5" table:formula="of:=([.H22]*[.C22])" office:value-type="float" office:value="141400" calcext:value-type="float">
            <text:p>1.41E+05</text:p>
          </table:table-cell>
          <table:table-cell table:style-name="ce5" table:formula="of:=([.I22]*[.D22])" office:value-type="float" office:value="138160" calcext:value-type="float">
            <text:p>1.38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23]" office:value-type="float" office:value="4740000" calcext:value-type="float">
            <text:p>4.74E+06</text:p>
          </table:table-cell>
          <table:table-cell table:style-name="ce5" office:value-type="float" office:value="43000000000" calcext:value-type="float">
            <text:p>4.3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3]*[.$L$11]*([.H23]+[.I23])/([.H23]*[.I23])" office:value-type="float" office:value="0.000114972558139535" calcext:value-type="float">
            <text:p>0.00011497</text:p>
          </table:table-cell>
          <table:table-cell table:style-name="ce10" table:formula="of:=[.$E23]*[.$L$11]/[.$H23]" office:value-type="float" office:value="0.000110232558139535" calcext:value-type="float">
            <text:p>0.00011023</text:p>
          </table:table-cell>
          <table:table-cell table:style-name="ce10" table:formula="of:=[.$E23]*[.$L$11]/[.$I23]" office:value-type="float" office:value="0.00000474" calcext:value-type="float">
            <text:p>0.00000474</text:p>
          </table:table-cell>
          <table:table-cell table:style-name="ce10" table:formula="of:=[.K23]*1312" office:value-type="float" office:value="0.14462511627907" calcext:value-type="float">
            <text:p>0.14462512</text:p>
          </table:table-cell>
          <table:table-cell table:style-name="ce10" table:formula="of:=[.L23]*1312" office:value-type="float" office:value="0.00621888" calcext:value-type="float">
            <text:p>0.00621888</text:p>
          </table:table-cell>
          <table:table-cell table:style-name="ce5" table:formula="of:=([.H23]*[.C23])" office:value-type="float" office:value="941700" calcext:value-type="float">
            <text:p>9.42E+05</text:p>
          </table:table-cell>
          <table:table-cell table:style-name="ce5" table:formula="of:=([.I23]*[.D23])" office:value-type="float" office:value="21900000" calcext:value-type="float">
            <text:p>2.19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24]" office:value-type="float" office:value="3840000" calcext:value-type="float">
            <text:p>3.84E+06</text:p>
          </table:table-cell>
          <table:table-cell table:style-name="ce5" office:value-type="float" office:value="27000000000" calcext:value-type="float">
            <text:p>2.7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4]*[.$L$11]*([.H24]+[.I24])/([.H24]*[.I24])" office:value-type="float" office:value="0.000146062222222222" calcext:value-type="float">
            <text:p>0.00014606</text:p>
          </table:table-cell>
          <table:table-cell table:style-name="ce10" table:formula="of:=[.$E24]*[.$L$11]/[.$H24]" office:value-type="float" office:value="0.000142222222222222" calcext:value-type="float">
            <text:p>0.00014222</text:p>
          </table:table-cell>
          <table:table-cell table:style-name="ce10" table:formula="of:=[.$E24]*[.$L$11]/[.$I24]" office:value-type="float" office:value="0.00000384" calcext:value-type="float">
            <text:p>0.00000384</text:p>
          </table:table-cell>
          <table:table-cell table:style-name="ce10" table:formula="of:=[.K24]*1312" office:value-type="float" office:value="0.186595555555555" calcext:value-type="float">
            <text:p>0.18659556</text:p>
          </table:table-cell>
          <table:table-cell table:style-name="ce10" table:formula="of:=[.L24]*1312" office:value-type="float" office:value="0.00503808" calcext:value-type="float">
            <text:p>0.00503808</text:p>
          </table:table-cell>
          <table:table-cell table:style-name="ce5" table:formula="of:=([.H24]*[.C24])" office:value-type="float" office:value="3726000" calcext:value-type="float">
            <text:p>3.73E+06</text:p>
          </table:table-cell>
          <table:table-cell table:style-name="ce5" table:formula="of:=([.I24]*[.D24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25]" office:value-type="float" office:value="3420000" calcext:value-type="float">
            <text:p>3.42E+06</text:p>
          </table:table-cell>
          <table:table-cell table:style-name="ce5" office:value-type="float" office:value="6000000000" calcext:value-type="float">
            <text:p>6.0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5]*[.$L$11]*([.H25]+[.I25])/([.H25]*[.I25])" office:value-type="float" office:value="0.00057342" calcext:value-type="float">
            <text:p>0.00057342</text:p>
          </table:table-cell>
          <table:table-cell table:style-name="ce10" table:formula="of:=[.$E25]*[.$L$11]/[.$H25]" office:value-type="float" office:value="0.00057" calcext:value-type="float">
            <text:p>0.00057000</text:p>
          </table:table-cell>
          <table:table-cell table:style-name="ce10" table:formula="of:=[.$E25]*[.$L$11]/[.$I25]" office:value-type="float" office:value="0.00000342" calcext:value-type="float">
            <text:p>0.00000342</text:p>
          </table:table-cell>
          <table:table-cell table:style-name="ce10" table:formula="of:=[.K25]*1312" office:value-type="float" office:value="0.74784" calcext:value-type="float">
            <text:p>0.74784000</text:p>
          </table:table-cell>
          <table:table-cell table:style-name="ce10" table:formula="of:=[.L25]*1312" office:value-type="float" office:value="0.00448704" calcext:value-type="float">
            <text:p>0.00448704</text:p>
          </table:table-cell>
          <table:table-cell table:style-name="ce5" table:formula="of:=([.H25]*[.C25])" office:value-type="float" office:value="1152000" calcext:value-type="float">
            <text:p>1.15E+06</text:p>
          </table:table-cell>
          <table:table-cell table:style-name="ce5" table:formula="of:=([.I25]*[.D25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26]" office:value-type="float" office:value="6740000" calcext:value-type="float">
            <text:p>6.74E+06</text:p>
          </table:table-cell>
          <table:table-cell table:style-name="ce5" office:value-type="float" office:value="3000000000" calcext:value-type="float">
            <text:p>3.00E+09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10" table:formula="of:=[.E26]*[.$L$11]*([.H26]+[.I26])/([.H26]*[.I26])" office:value-type="float" office:value="0.00258366666666667" calcext:value-type="float">
            <text:p>0.00258367</text:p>
          </table:table-cell>
          <table:table-cell table:style-name="ce10" table:formula="of:=[.$E26]*[.$L$11]/[.$H26]" office:value-type="float" office:value="0.00224666666666667" calcext:value-type="float">
            <text:p>0.00224667</text:p>
          </table:table-cell>
          <table:table-cell table:style-name="ce10" table:formula="of:=[.$E26]*[.$L$11]/[.$I26]" office:value-type="float" office:value="0.000337" calcext:value-type="float">
            <text:p>0.00033700</text:p>
          </table:table-cell>
          <table:table-cell table:style-name="ce10" table:formula="of:=[.K26]*1312" office:value-type="float" office:value="2.94762666666667" calcext:value-type="float">
            <text:p>2.94762667</text:p>
          </table:table-cell>
          <table:table-cell table:style-name="ce10" table:formula="of:=[.L26]*1312" office:value-type="float" office:value="0.442144" calcext:value-type="float">
            <text:p>0.44214400</text:p>
          </table:table-cell>
          <table:table-cell table:style-name="ce5" table:formula="of:=([.H26]*[.C26])" office:value-type="float" office:value="26850" calcext:value-type="float">
            <text:p>2.69E+04</text:p>
          </table:table-cell>
          <table:table-cell table:style-name="ce5" table:formula="of:=([.I26]*[.D26])" office:value-type="float" office:value="128000" calcext:value-type="float">
            <text:p>1.28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27]" office:value-type="float" office:value="2340000" calcext:value-type="float">
            <text:p>2.34E+06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27]*[.$L$11]*([.H27]+[.I27])/([.H27]*[.I27])" office:value-type="float" office:value="0.00011934" calcext:value-type="float">
            <text:p>0.00011934</text:p>
          </table:table-cell>
          <table:table-cell table:style-name="ce10" table:formula="of:=[.$E27]*[.$L$11]/[.$H27]" office:value-type="float" office:value="0.000117" calcext:value-type="float">
            <text:p>0.00011700</text:p>
          </table:table-cell>
          <table:table-cell table:style-name="ce10" table:formula="of:=[.$E27]*[.$L$11]/[.$I27]" office:value-type="float" office:value="0.00000234" calcext:value-type="float">
            <text:p>0.00000234</text:p>
          </table:table-cell>
          <table:table-cell table:style-name="ce10" table:formula="of:=[.K27]*1312" office:value-type="float" office:value="0.153504" calcext:value-type="float">
            <text:p>0.15350400</text:p>
          </table:table-cell>
          <table:table-cell table:style-name="ce10" table:formula="of:=[.L27]*1312" office:value-type="float" office:value="0.00307008" calcext:value-type="float">
            <text:p>0.00307008</text:p>
          </table:table-cell>
          <table:table-cell table:style-name="ce5" table:formula="of:=([.H27]*[.C27])" office:value-type="float" office:value="1186000" calcext:value-type="float">
            <text:p>1.19E+06</text:p>
          </table:table-cell>
          <table:table-cell table:style-name="ce5" table:formula="of:=([.I27]*[.D27])" office:value-type="float" office:value="59300000" calcext:value-type="float">
            <text:p>5.93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28]" office:value-type="float" office:value="1660000" calcext:value-type="float">
            <text:p>1.66E+06</text:p>
          </table:table-cell>
          <table:table-cell table:style-name="ce5" office:value-type="float" office:value="4300000000" calcext:value-type="float">
            <text:p>4.30E+09</text:p>
          </table:table-cell>
          <table:table-cell table:style-name="ce5" office:value-type="float" office:value="3000000000" calcext:value-type="float">
            <text:p>3.00E+09</text:p>
          </table:table-cell>
          <table:table-cell table:style-name="ce10" table:formula="of:=[.E28]*[.$L$11]*([.H28]+[.I28])/([.H28]*[.I28])" office:value-type="float" office:value="0.00093937984496124" calcext:value-type="float">
            <text:p>0.00093938</text:p>
          </table:table-cell>
          <table:table-cell table:style-name="ce10" table:formula="of:=[.$E28]*[.$L$11]/[.$H28]" office:value-type="float" office:value="0.000386046511627907" calcext:value-type="float">
            <text:p>0.00038605</text:p>
          </table:table-cell>
          <table:table-cell table:style-name="ce10" table:formula="of:=[.$E28]*[.$L$11]/[.$I28]" office:value-type="float" office:value="0.000553333333333333" calcext:value-type="float">
            <text:p>0.00055333</text:p>
          </table:table-cell>
          <table:table-cell table:style-name="ce10" table:formula="of:=[.K28]*1312" office:value-type="float" office:value="0.506493023255814" calcext:value-type="float">
            <text:p>0.50649302</text:p>
          </table:table-cell>
          <table:table-cell table:style-name="ce10" table:formula="of:=[.L28]*1312" office:value-type="float" office:value="0.725973333333333" calcext:value-type="float">
            <text:p>0.72597333</text:p>
          </table:table-cell>
          <table:table-cell table:style-name="ce5" table:formula="of:=([.H28]*[.C28])" office:value-type="float" office:value="825600" calcext:value-type="float">
            <text:p>8.26E+05</text:p>
          </table:table-cell>
          <table:table-cell table:style-name="ce5" table:formula="of:=([.I28]*[.D28])" office:value-type="float" office:value="552000" calcext:value-type="float">
            <text:p>5.52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29]" office:value-type="float" office:value="600000" calcext:value-type="float">
            <text:p>6.00E+05</text:p>
          </table:table-cell>
          <table:table-cell table:number-columns-repeated="2" table:style-name="ce5" office:value-type="float" office:value="1000000000000" calcext:value-type="float">
            <text:p>1.00E+12</text:p>
          </table:table-cell>
          <table:table-cell table:style-name="ce10" table:formula="of:=[.E29]*[.$L$11]*([.H29]+[.I29])/([.H29]*[.I29])" office:value-type="float" office:value="0.0000012" calcext:value-type="float">
            <text:p>0.00000120</text:p>
          </table:table-cell>
          <table:table-cell table:style-name="ce10" table:formula="of:=[.$E29]*[.$L$11]/[.$H29]" office:value-type="float" office:value="0.0000006" calcext:value-type="float">
            <text:p>0.00000060</text:p>
          </table:table-cell>
          <table:table-cell table:style-name="ce10" table:formula="of:=[.$E29]*[.$L$11]/[.$I29]" office:value-type="float" office:value="0.0000006" calcext:value-type="float">
            <text:p>0.00000060</text:p>
          </table:table-cell>
          <table:table-cell table:style-name="ce10" table:formula="of:=[.K29]*1312" office:value-type="float" office:value="0.0007872" calcext:value-type="float">
            <text:p>0.00078720</text:p>
          </table:table-cell>
          <table:table-cell table:style-name="ce10" table:formula="of:=[.L29]*1312" office:value-type="float" office:value="0.0007872" calcext:value-type="float">
            <text:p>0.00078720</text:p>
          </table:table-cell>
          <table:table-cell table:style-name="ce5" table:formula="of:=([.H29]*[.C29])" office:value-type="float" office:value="138000000" calcext:value-type="float">
            <text:p>1.38E+08</text:p>
          </table:table-cell>
          <table:table-cell table:style-name="ce5" table:formula="of:=([.I29]*[.D29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30]" office:value-type="float" office:value="440000" calcext:value-type="float">
            <text:p>4.40E+05</text:p>
          </table:table-cell>
          <table:table-cell table:style-name="ce5" office:value-type="float" office:value="1100000000" calcext:value-type="float">
            <text:p>1.1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0" table:formula="of:=[.E30]*[.$L$11]*([.H30]+[.I30])/([.H30]*[.I30])" office:value-type="float" office:value="0.00040044" calcext:value-type="float">
            <text:p>0.00040044</text:p>
          </table:table-cell>
          <table:table-cell table:style-name="ce10" table:formula="of:=[.$E30]*[.$L$11]/[.$H30]" office:value-type="float" office:value="0.0004" calcext:value-type="float">
            <text:p>0.00040000</text:p>
          </table:table-cell>
          <table:table-cell table:style-name="ce10" table:formula="of:=[.$E30]*[.$L$11]/[.$I30]" office:value-type="float" office:value="0.00000044" calcext:value-type="float">
            <text:p>0.00000044</text:p>
          </table:table-cell>
          <table:table-cell table:style-name="ce10" table:formula="of:=[.K30]*1312" office:value-type="float" office:value="0.5248" calcext:value-type="float">
            <text:p>0.52480000</text:p>
          </table:table-cell>
          <table:table-cell table:style-name="ce10" table:formula="of:=[.L30]*1312" office:value-type="float" office:value="0.00057728" calcext:value-type="float">
            <text:p>0.00057728</text:p>
          </table:table-cell>
          <table:table-cell table:style-name="ce5" table:formula="of:=([.H30]*[.C30])" office:value-type="float" office:value="211200" calcext:value-type="float">
            <text:p>2.11E+05</text:p>
          </table:table-cell>
          <table:table-cell table:style-name="ce19" table:formula="of:=([.I30]*[.D30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31]" office:value-type="float" office:value="840000" calcext:value-type="float">
            <text:p>8.40E+05</text:p>
          </table:table-cell>
          <table:table-cell table:style-name="ce5" office:value-type="float" office:value="70000000" calcext:value-type="float">
            <text:p>7.00E+07</text:p>
          </table:table-cell>
          <table:table-cell table:style-name="ce5" office:value-type="float" office:value="100000000" calcext:value-type="float">
            <text:p>1.00E+08</text:p>
          </table:table-cell>
          <table:table-cell table:style-name="ce10" table:formula="of:=[.E31]*[.$L$11]*([.H31]+[.I31])/([.H31]*[.I31])" office:value-type="float" office:value="0.0204" calcext:value-type="float">
            <text:p>0.02040000</text:p>
          </table:table-cell>
          <table:table-cell table:style-name="ce10" table:formula="of:=[.$E31]*[.$L$11]/[.$H31]" office:value-type="float" office:value="0.012" calcext:value-type="float">
            <text:p>0.01200000</text:p>
          </table:table-cell>
          <table:table-cell table:style-name="ce10" table:formula="of:=[.$E31]*[.$L$11]/[.$I31]" office:value-type="float" office:value="0.0084" calcext:value-type="float">
            <text:p>0.00840000</text:p>
          </table:table-cell>
          <table:table-cell table:style-name="ce10" table:formula="of:=[.K31]*1312" office:value-type="float" office:value="15.744" calcext:value-type="float">
            <text:p>15.74400000</text:p>
          </table:table-cell>
          <table:table-cell table:style-name="ce10" table:formula="of:=[.L31]*1312" office:value-type="float" office:value="11.0208" calcext:value-type="float">
            <text:p>11.02080000</text:p>
          </table:table-cell>
          <table:table-cell table:style-name="ce5" table:formula="of:=([.H31]*[.C31])" office:value-type="float" office:value="16870" calcext:value-type="float">
            <text:p>1.69E+04</text:p>
          </table:table-cell>
          <table:table-cell table:style-name="ce19" table:formula="of:=([.I31]*[.D31])" office:value-type="float" office:value="23400" calcext:value-type="float">
            <text:p>2.34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32]" office:value-type="float" office:value="220000" calcext:value-type="float">
            <text:p>2.20E+05</text:p>
          </table:table-cell>
          <table:table-cell table:style-name="ce5" office:value-type="float" office:value="51000000" calcext:value-type="float">
            <text:p>5.10E+07</text:p>
          </table:table-cell>
          <table:table-cell table:style-name="ce5" office:value-type="float" office:value="85000000" calcext:value-type="float">
            <text:p>8.50E+07</text:p>
          </table:table-cell>
          <table:table-cell table:style-name="ce10" table:formula="of:=[.E32]*[.$L$11]*([.H32]+[.I32])/([.H32]*[.I32])" office:value-type="float" office:value="0.00690196078431373" calcext:value-type="float">
            <text:p>0.00690196</text:p>
          </table:table-cell>
          <table:table-cell table:style-name="ce10" table:formula="of:=[.$E32]*[.$L$11]/[.$H32]" office:value-type="float" office:value="0.00431372549019608" calcext:value-type="float">
            <text:p>0.00431373</text:p>
          </table:table-cell>
          <table:table-cell table:style-name="ce10" table:formula="of:=[.$E32]*[.$L$11]/[.$I32]" office:value-type="float" office:value="0.00258823529411765" calcext:value-type="float">
            <text:p>0.00258824</text:p>
          </table:table-cell>
          <table:table-cell table:style-name="ce10" table:formula="of:=[.K32]*1312" office:value-type="float" office:value="5.65960784313726" calcext:value-type="float">
            <text:p>5.65960784</text:p>
          </table:table-cell>
          <table:table-cell table:style-name="ce10" table:formula="of:=[.L32]*1312" office:value-type="float" office:value="3.39576470588236" calcext:value-type="float">
            <text:p>3.39576471</text:p>
          </table:table-cell>
          <table:table-cell table:style-name="ce5" table:formula="of:=([.H32]*[.C32])" office:value-type="float" office:value="12240" calcext:value-type="float">
            <text:p>1.22E+04</text:p>
          </table:table-cell>
          <table:table-cell table:style-name="ce19" table:formula="of:=([.I32]*[.D32])" office:value-type="float" office:value="19975" calcext:value-type="float">
            <text:p>2.00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1" table:formula="of:=SUM([.J22:.J32])" office:value-type="float" office:value="0.0337092732451346" calcext:value-type="float">
            <text:p>0.03370927</text:p>
          </table:table-cell>
          <table:table-cell table:style-name="ce11" table:formula="of:=SUM([.K22:.K32])" office:value-type="float" office:value="0.0212207791631381" calcext:value-type="float">
            <text:p>0.02122078</text:p>
          </table:table-cell>
          <table:table-cell table:style-name="ce11" table:formula="of:=SUM([.L22:.L32])" office:value-type="float" office:value="0.0124884940819964" calcext:value-type="float">
            <text:p>0.01248849</text:p>
          </table:table-cell>
          <table:table-cell table:style-name="ce10" table:formula="of:=SUM([.M22:.M32])" office:value-type="float" office:value="27.8416622620372" calcext:value-type="float">
            <text:p>27.84166226</text:p>
          </table:table-cell>
          <table:table-cell table:style-name="ce10" table:formula="of:=SUM([.N22:.N32])" office:value-type="float" office:value="16.3849042355793" calcext:value-type="float">
            <text:p>16.38490424</text:p>
          </table:table-cell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2" table:formula="of:=[.J33]*1312" office:value-type="float" office:value="44.2265664976166" calcext:value-type="float">
            <text:p>44.22656650</text:p>
          </table:table-cell>
          <table:table-cell table:style-name="ce12" table:formula="of:=[.K33]*1312" office:value-type="float" office:value="27.8416622620372" calcext:value-type="float">
            <text:p>27.84166226</text:p>
          </table:table-cell>
          <table:table-cell table:style-name="ce12" table:formula="of:=[.L33]*1312" office:value-type="float" office:value="16.3849042355793" calcext:value-type="float">
            <text:p>16.38490424</text:p>
          </table:table-cell>
          <table:table-cell table:style-name="ce12" table:number-columns-repeated="2"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5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6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5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2.5m rad.TPC</text:p>
          </table:table-cell>
          <table:table-cell table:style-name="ce3" office:value-type="string" calcext:value-type="string">
            <text:p>Number/200 bunches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0]" office:value-type="float" office:value="13080000" calcext:value-type="float">
            <text:p>1.31E+07</text:p>
          </table:table-cell>
          <table:table-cell table:style-name="ce5" office:value-type="float" office:value="33000000000" calcext:value-type="float">
            <text:p>3.30E+10</text:p>
          </table:table-cell>
          <table:table-cell table:style-name="ce5" office:value-type="float" office:value="53000000000" calcext:value-type="float">
            <text:p>5.30E+10</text:p>
          </table:table-cell>
          <table:table-cell table:style-name="ce13" table:formula="of:=200*[.E40]*[.$L$11]*([.H40]+[.I40])/([.H40]*[.I40])" office:value-type="float" office:value="0.128631217838765" calcext:value-type="float">
            <text:p>0.13</text:p>
          </table:table-cell>
          <table:table-cell table:style-name="ce13"/>
          <table:table-cell table:style-name="ce3" table:number-columns-repeated="3"/>
          <table:table-cell table:style-name="ce5" table:formula="of:=([.H40]*[.C40])" office:value-type="float" office:value="333300" calcext:value-type="float">
            <text:p>3.33E+05</text:p>
          </table:table-cell>
          <table:table-cell table:style-name="ce5" table:formula="of:=([.I40]*[.D40])" office:value-type="float" office:value="332840" calcext:value-type="float">
            <text:p>3.33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41]" office:value-type="float" office:value="4740000" calcext:value-type="float">
            <text:p>4.74E+06</text:p>
          </table:table-cell>
          <table:table-cell table:style-name="ce5" office:value-type="float" office:value="72000000000" calcext:value-type="float">
            <text:p>7.2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1]*[.$L$11]*([.H41]+[.I41])/([.H41]*[.I41])" office:value-type="float" office:value="0.0141146666666667" calcext:value-type="float">
            <text:p>0.01</text:p>
          </table:table-cell>
          <table:table-cell table:style-name="ce13"/>
          <table:table-cell table:style-name="ce3" table:number-columns-repeated="3"/>
          <table:table-cell table:style-name="ce5" table:formula="of:=([.H41]*[.C41])" office:value-type="float" office:value="1576800" calcext:value-type="float">
            <text:p>1.58E+06</text:p>
          </table:table-cell>
          <table:table-cell table:style-name="ce5" table:formula="of:=([.I41]*[.D41])" office:value-type="float" office:value="21900000" calcext:value-type="float">
            <text:p>2.19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42]" office:value-type="float" office:value="3840000" calcext:value-type="float">
            <text:p>3.84E+06</text:p>
          </table:table-cell>
          <table:table-cell table:style-name="ce5" office:value-type="float" office:value="27000000000" calcext:value-type="float">
            <text:p>2.7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2]*[.$L$11]*([.H42]+[.I42])/([.H42]*[.I42])" office:value-type="float" office:value="0.0292124444444444" calcext:value-type="float">
            <text:p>0.03</text:p>
          </table:table-cell>
          <table:table-cell table:style-name="ce13"/>
          <table:table-cell table:style-name="ce3" table:number-columns-repeated="3"/>
          <table:table-cell table:style-name="ce5" table:formula="of:=([.H42]*[.C42])" office:value-type="float" office:value="3726000" calcext:value-type="float">
            <text:p>3.73E+06</text:p>
          </table:table-cell>
          <table:table-cell table:style-name="ce5" table:formula="of:=([.I42]*[.D42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3]" office:value-type="float" office:value="3420000" calcext:value-type="float">
            <text:p>3.42E+06</text:p>
          </table:table-cell>
          <table:table-cell table:style-name="ce5" office:value-type="float" office:value="9000000000" calcext:value-type="float">
            <text:p>9.0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3]*[.$L$11]*([.H43]+[.I43])/([.H43]*[.I43])" office:value-type="float" office:value="0.076684" calcext:value-type="float">
            <text:p>0.08</text:p>
          </table:table-cell>
          <table:table-cell table:style-name="ce13"/>
          <table:table-cell table:style-name="ce3" table:number-columns-repeated="3"/>
          <table:table-cell table:style-name="ce5" table:formula="of:=([.H43]*[.C43])" office:value-type="float" office:value="1728000" calcext:value-type="float">
            <text:p>1.73E+06</text:p>
          </table:table-cell>
          <table:table-cell table:style-name="ce5" table:formula="of:=([.I43]*[.D43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4]" office:value-type="float" office:value="6740000" calcext:value-type="float">
            <text:p>6.74E+06</text:p>
          </table:table-cell>
          <table:table-cell table:number-columns-repeated="2" table:style-name="ce5" office:value-type="float" office:value="8500000000" calcext:value-type="float">
            <text:p>8.50E+09</text:p>
          </table:table-cell>
          <table:table-cell table:style-name="ce13" table:formula="of:=200*[.E44]*[.$L$11]*([.H44]+[.I44])/([.H44]*[.I44])" office:value-type="float" office:value="0.317176470588235" calcext:value-type="float">
            <text:p>0.32</text:p>
          </table:table-cell>
          <table:table-cell table:style-name="ce13"/>
          <table:table-cell table:style-name="ce3" table:number-columns-repeated="3"/>
          <table:table-cell table:style-name="ce5" table:formula="of:=([.H44]*[.C44])" office:value-type="float" office:value="76075" calcext:value-type="float">
            <text:p>7.61E+04</text:p>
          </table:table-cell>
          <table:table-cell table:style-name="ce5" table:formula="of:=([.I44]*[.D44])" office:value-type="float" office:value="54400" calcext:value-type="float">
            <text:p>5.44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45]" office:value-type="float" office:value="2340000" calcext:value-type="float">
            <text:p>2.34E+06</text:p>
          </table:table-cell>
          <table:table-cell table:style-name="ce5" office:value-type="float" office:value="20000000000" calcext:value-type="float">
            <text:p>2.00E+10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5]*[.$L$11]*([.H45]+[.I45])/([.H45]*[.I45])" office:value-type="float" office:value="0.023868" calcext:value-type="float">
            <text:p>0.02</text:p>
          </table:table-cell>
          <table:table-cell table:style-name="ce13"/>
          <table:table-cell table:style-name="ce3" table:number-columns-repeated="3"/>
          <table:table-cell table:style-name="ce5" table:formula="of:=([.H45]*[.C45])" office:value-type="float" office:value="1186000" calcext:value-type="float">
            <text:p>1.19E+06</text:p>
          </table:table-cell>
          <table:table-cell table:style-name="ce5" table:formula="of:=([.I45]*[.D45])" office:value-type="float" office:value="59300000" calcext:value-type="float">
            <text:p>5.93E+07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6]" office:value-type="float" office:value="1660000" calcext:value-type="float">
            <text:p>1.66E+06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5" office:value-type="float" office:value="9000000000" calcext:value-type="float">
            <text:p>9.00E+09</text:p>
          </table:table-cell>
          <table:table-cell table:style-name="ce13" table:formula="of:=200*[.E46]*[.$L$11]*([.H46]+[.I46])/([.H46]*[.I46])" office:value-type="float" office:value="0.0372208888888889" calcext:value-type="float">
            <text:p>0.04</text:p>
          </table:table-cell>
          <table:table-cell table:style-name="ce13"/>
          <table:table-cell table:style-name="ce3" table:number-columns-repeated="3"/>
          <table:table-cell table:style-name="ce5" table:formula="of:=([.H46]*[.C46])" office:value-type="float" office:value="192000000" calcext:value-type="float">
            <text:p>1.92E+08</text:p>
          </table:table-cell>
          <table:table-cell table:style-name="ce5" table:formula="of:=([.I46]*[.D46])" office:value-type="float" office:value="1656000" calcext:value-type="float">
            <text:p>1.66E+06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47]" office:value-type="float" office:value="600000" calcext:value-type="float">
            <text:p>6.00E+05</text:p>
          </table:table-cell>
          <table:table-cell table:number-columns-repeated="2" table:style-name="ce5" office:value-type="float" office:value="1000000000000" calcext:value-type="float">
            <text:p>1.00E+12</text:p>
          </table:table-cell>
          <table:table-cell table:style-name="ce13" table:formula="of:=200*[.E47]*[.$L$11]*([.H47]+[.I47])/([.H47]*[.I47])" office:value-type="float" office:value="0.00024" calcext:value-type="float">
            <text:p>0.00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47]*[.C47])" office:value-type="float" office:value="138000000" calcext:value-type="float">
            <text:p>1.38E+08</text:p>
          </table:table-cell>
          <table:table-cell table:style-name="ce5" table:formula="of:=([.I47]*[.D47])" office:value-type="float" office:value="133000000" calcext:value-type="float">
            <text:p>1.33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48]" office:value-type="float" office:value="440000" calcext:value-type="float">
            <text:p>4.40E+05</text:p>
          </table:table-cell>
          <table:table-cell table:style-name="ce5" office:value-type="float" office:value="2300000000" calcext:value-type="float">
            <text:p>2.30E+09</text:p>
          </table:table-cell>
          <table:table-cell table:style-name="ce5" office:value-type="float" office:value="1000000000000" calcext:value-type="float">
            <text:p>1.00E+12</text:p>
          </table:table-cell>
          <table:table-cell table:style-name="ce13" table:formula="of:=200*[.E48]*[.$L$11]*([.H48]+[.I48])/([.H48]*[.I48])" office:value-type="float" office:value="0.0383488695652174" calcext:value-type="float">
            <text:p>0.04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48]*[.C48])" office:value-type="float" office:value="441600" calcext:value-type="float">
            <text:p>4.42E+05</text:p>
          </table:table-cell>
          <table:table-cell table:style-name="ce5" table:formula="of:=([.I48]*[.D48])" office:value-type="float" office:value="184000000" calcext:value-type="float">
            <text:p>1.84E+08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49]" office:value-type="float" office:value="840000" calcext:value-type="float">
            <text:p>8.40E+05</text:p>
          </table:table-cell>
          <table:table-cell table:style-name="ce5" office:value-type="float" office:value="22000000" calcext:value-type="float">
            <text:p>2.20E+07</text:p>
          </table:table-cell>
          <table:table-cell table:style-name="ce5" office:value-type="float" office:value="510000000" calcext:value-type="float">
            <text:p>5.10E+08</text:p>
          </table:table-cell>
          <table:table-cell table:style-name="ce13" table:formula="of:=200*[.E49]*[.$L$11]*([.H49]+[.I49])/([.H49]*[.I49])" office:value-type="float" office:value="7.96577540106952" calcext:value-type="float">
            <text:p>7.97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49]*[.C49])" office:value-type="float" office:value="5302" calcext:value-type="float">
            <text:p>5.30E+03</text:p>
          </table:table-cell>
          <table:table-cell table:style-name="ce5" table:formula="of:=([.I49]*[.D49])" office:value-type="float" office:value="119340" calcext:value-type="float">
            <text:p>1.19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50]" office:value-type="float" office:value="220000" calcext:value-type="float">
            <text:p>2.20E+05</text:p>
          </table:table-cell>
          <table:table-cell table:style-name="ce5" office:value-type="float" office:value="230000000" calcext:value-type="float">
            <text:p>2.30E+08</text:p>
          </table:table-cell>
          <table:table-cell table:style-name="ce5" office:value-type="float" office:value="310000000" calcext:value-type="float">
            <text:p>3.10E+08</text:p>
          </table:table-cell>
          <table:table-cell table:style-name="ce13" table:formula="of:=200*[.E50]*[.$L$11]*([.H50]+[.I50])/([.H50]*[.I50])" office:value-type="float" office:value="0.333239831697055" calcext:value-type="float">
            <text:p>0.33</text:p>
          </table:table-cell>
          <table:table-cell table:style-name="ce13"/>
          <table:table-cell/>
          <table:table-cell table:style-name="ce4"/>
          <table:table-cell/>
          <table:table-cell table:style-name="ce5" table:formula="of:=([.H50]*[.C50])" office:value-type="float" office:value="55200" calcext:value-type="float">
            <text:p>5.52E+04</text:p>
          </table:table-cell>
          <table:table-cell table:style-name="ce5" table:formula="of:=([.I50]*[.D50])" office:value-type="float" office:value="72850" calcext:value-type="float">
            <text:p>7.29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number-columns-repeated="9"/>
          <table:table-cell table:style-name="ce8" table:formula="of:=SUM([.J40:.J50])" office:value-type="float" office:value="8.96451179075879" calcext:value-type="float">
            <text:p>9</text:p>
          </table:table-cell>
          <table:table-cell table:style-name="ce8"/>
          <table:table-cell table:style-name="ce16" table:number-columns-repeated="3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 table:number-rows-repeated="2">
          <table:table-cell table:number-columns-repeated="12"/>
          <table:table-cell table:style-name="ce4"/>
          <table:table-cell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F_coll comes from table in MUCARLO Book II, p.93 and top p.92 for spoilers, TURTLE run</text:p>
          </table:table-cell>
          <table:table-cell table:number-columns-repeated="11"/>
          <table:table-cell table:style-name="ce4"/>
          <table:table-cell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number-columns-repeated="12"/>
          <table:table-cell table:style-name="ce4"/>
          <table:table-cell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ILC 2016 tunnel</text:p>
          </table:table-cell>
          <table:table-cell table:style-name="ce3" office:value-type="string" calcext:value-type="string">
            <text:p>Only spoilers at 1370, 1231, 1143, 973, 800, MUCARLO, Book 2, p. 103 </text:p>
          </table:table-cell>
          <table:table-cell table:number-columns-repeated="5"/>
          <table:table-cell table:style-name="ce3" office:value-type="string" calcext:value-type="string">
            <text:p>Spoilers negative</text:p>
          </table:table-cell>
          <table:table-cell table:number-columns-repeated="4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E_beam = 125 GeV</text:p>
          </table:table-cell>
          <table:table-cell table:number-columns-repeated="11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6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 table:style-name="ce3" office:value-type="string" calcext:value-type="string">
            <text:p>WEIMU</text:p>
          </table:table-cell>
          <table:table-cell table:style-name="ce3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in det</text:p>
          </table:table-cell>
          <table:table-cell table:style-name="ce3" office:value-type="string" calcext:value-type="string">
            <text:p>Number/bunch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/>
          <table:table-cell table:style-name="ce3" office:value-type="string" calcext:value-type="string">
            <text:p>Pmin = 1.</text:p>
          </table:table-cell>
          <table:table-cell table:style-name="ce3" office:value-type="string" calcext:value-type="string">
            <text:p>e+ beam</text:p>
          </table:table-cell>
          <table:table-cell table:style-name="ce3" office:value-type="string" calcext:value-type="string">
            <text:p>e- beam</text:p>
          </table:table-cell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62]" office:value-type="float" office:value="13080000" calcext:value-type="float">
            <text:p>1.31E+07</text:p>
          </table:table-cell>
          <table:table-cell table:style-name="ce5" office:value-type="float" office:value="112000000" calcext:value-type="float">
            <text:p>1.12E+08</text:p>
          </table:table-cell>
          <table:table-cell table:style-name="ce5" office:value-type="float" office:value="140000000" calcext:value-type="float">
            <text:p>1.40E+08</text:p>
          </table:table-cell>
          <table:table-cell table:style-name="ce10" table:formula="of:=[.$E62]*[.$L$11]*([.$H62]+[.$I62])/([.$H62]*[.$I62])" office:value-type="float" office:value="0.210214285714286" calcext:value-type="float">
            <text:p>0.21021429</text:p>
          </table:table-cell>
          <table:table-cell table:style-name="ce10" table:formula="of:=[.$E62]*[.$L$11]/[.$H62]" office:value-type="float" office:value="0.116785714285714" calcext:value-type="float">
            <text:p>0.11678571</text:p>
          </table:table-cell>
          <table:table-cell table:style-name="ce10" table:formula="of:=[.$E62]*[.$L$11]/[.$I62]" office:value-type="float" office:value="0.0934285714285714" calcext:value-type="float">
            <text:p>0.09342857</text:p>
          </table:table-cell>
          <table:table-cell table:style-name="ce10" table:formula="of:=[.K62]*1312" office:value-type="float" office:value="153.222857142857" calcext:value-type="float">
            <text:p>153.22285714</text:p>
          </table:table-cell>
          <table:table-cell table:style-name="ce10" table:formula="of:=[.L62]*1312" office:value-type="float" office:value="122.578285714286" calcext:value-type="float">
            <text:p>122.57828571</text:p>
          </table:table-cell>
          <table:table-cell table:style-name="ce5" table:formula="of:=([.H62]*[.C62])" office:value-type="float" office:value="1131.2" calcext:value-type="float">
            <text:p>1.13E+03</text:p>
          </table:table-cell>
          <table:table-cell table:style-name="ce5" table:formula="of:=([.I62]*[.D62])" office:value-type="float" office:value="879.2" calcext:value-type="float">
            <text:p>8.79E+02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63]" office:value-type="float" office:value="4740000" calcext:value-type="float">
            <text:p>4.74E+06</text:p>
          </table:table-cell>
          <table:table-cell table:style-name="ce5" office:value-type="float" office:value="79000000" calcext:value-type="float">
            <text:p>7.90E+07</text:p>
          </table:table-cell>
          <table:table-cell table:style-name="ce5" office:value-type="float" office:value="80000000" calcext:value-type="float">
            <text:p>8.00E+07</text:p>
          </table:table-cell>
          <table:table-cell table:style-name="ce10" table:formula="of:=[.E63]*[.$L$11]*([.H63]+[.I63])/([.H63]*[.I63])" office:value-type="float" office:value="0.11925" calcext:value-type="float">
            <text:p>0.11925000</text:p>
          </table:table-cell>
          <table:table-cell table:style-name="ce10" table:formula="of:=[.$E63]*[.$L$11]/[.$H63]" office:value-type="float" office:value="0.06" calcext:value-type="float">
            <text:p>0.06000000</text:p>
          </table:table-cell>
          <table:table-cell table:style-name="ce10" table:formula="of:=[.$E63]*[.$L$11]/[.$I63]" office:value-type="float" office:value="0.05925" calcext:value-type="float">
            <text:p>0.05925000</text:p>
          </table:table-cell>
          <table:table-cell table:style-name="ce10" table:formula="of:=[.K63]*1312" office:value-type="float" office:value="78.72" calcext:value-type="float">
            <text:p>78.72000000</text:p>
          </table:table-cell>
          <table:table-cell table:style-name="ce10" table:formula="of:=[.L63]*1312" office:value-type="float" office:value="77.736" calcext:value-type="float">
            <text:p>77.73600000</text:p>
          </table:table-cell>
          <table:table-cell table:style-name="ce5" table:formula="of:=([.H63]*[.C63])" office:value-type="float" office:value="1730.1" calcext:value-type="float">
            <text:p>1.73E+03</text:p>
          </table:table-cell>
          <table:table-cell table:style-name="ce5" table:formula="of:=([.I63]*[.D63])" office:value-type="float" office:value="1752" calcext:value-type="float">
            <text:p>1.7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64]" office:value-type="float" office:value="3840000" calcext:value-type="float">
            <text:p>3.84E+06</text:p>
          </table:table-cell>
          <table:table-cell table:style-name="ce5" office:value-type="float" office:value="75000000" calcext:value-type="float">
            <text:p>7.50E+07</text:p>
          </table:table-cell>
          <table:table-cell table:style-name="ce5" office:value-type="float" office:value="78000000" calcext:value-type="float">
            <text:p>7.80E+07</text:p>
          </table:table-cell>
          <table:table-cell table:style-name="ce10" table:formula="of:=[.E64]*[.$L$11]*([.H64]+[.I64])/([.H64]*[.I64])" office:value-type="float" office:value="0.100430769230769" calcext:value-type="float">
            <text:p>0.10043077</text:p>
          </table:table-cell>
          <table:table-cell table:style-name="ce10" table:formula="of:=[.$E64]*[.$L$11]/[.$H64]" office:value-type="float" office:value="0.0512" calcext:value-type="float">
            <text:p>0.05120000</text:p>
          </table:table-cell>
          <table:table-cell table:style-name="ce10" table:formula="of:=[.$E64]*[.$L$11]/[.$I64]" office:value-type="float" office:value="0.0492307692307692" calcext:value-type="float">
            <text:p>0.04923077</text:p>
          </table:table-cell>
          <table:table-cell table:style-name="ce10" table:formula="of:=[.K64]*1312" office:value-type="float" office:value="67.1744" calcext:value-type="float">
            <text:p>67.17440000</text:p>
          </table:table-cell>
          <table:table-cell table:style-name="ce10" table:formula="of:=[.L64]*1312" office:value-type="float" office:value="64.5907692307692" calcext:value-type="float">
            <text:p>64.59076923</text:p>
          </table:table-cell>
          <table:table-cell table:style-name="ce5" table:formula="of:=([.H64]*[.C64])" office:value-type="float" office:value="10350" calcext:value-type="float">
            <text:p>1.04E+04</text:p>
          </table:table-cell>
          <table:table-cell table:style-name="ce5" table:formula="of:=([.I64]*[.D64])" office:value-type="float" office:value="10374" calcext:value-type="float">
            <text:p>1.04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65]" office:value-type="float" office:value="3420000" calcext:value-type="float">
            <text:p>3.42E+06</text:p>
          </table:table-cell>
          <table:table-cell table:style-name="ce5" office:value-type="float" office:value="46000000" calcext:value-type="float">
            <text:p>4.60E+07</text:p>
          </table:table-cell>
          <table:table-cell table:style-name="ce5" office:value-type="float" office:value="58000000" calcext:value-type="float">
            <text:p>5.80E+07</text:p>
          </table:table-cell>
          <table:table-cell table:style-name="ce10" table:formula="of:=[.E65]*[.$L$11]*([.H65]+[.I65])/([.H65]*[.I65])" office:value-type="float" office:value="0.133313343328336" calcext:value-type="float">
            <text:p>0.13331334</text:p>
          </table:table-cell>
          <table:table-cell table:style-name="ce10" table:formula="of:=[.$E65]*[.$L$11]/[.$H65]" office:value-type="float" office:value="0.0743478260869565" calcext:value-type="float">
            <text:p>0.07434783</text:p>
          </table:table-cell>
          <table:table-cell table:style-name="ce10" table:formula="of:=[.$E65]*[.$L$11]/[.$I65]" office:value-type="float" office:value="0.0589655172413793" calcext:value-type="float">
            <text:p>0.05896552</text:p>
          </table:table-cell>
          <table:table-cell table:style-name="ce10" table:formula="of:=[.K65]*1312" office:value-type="float" office:value="97.5443478260869" calcext:value-type="float">
            <text:p>97.54434783</text:p>
          </table:table-cell>
          <table:table-cell table:style-name="ce10" table:formula="of:=[.L65]*1312" office:value-type="float" office:value="77.3627586206896" calcext:value-type="float">
            <text:p>77.36275862</text:p>
          </table:table-cell>
          <table:table-cell table:style-name="ce5" table:formula="of:=([.H65]*[.C65])" office:value-type="float" office:value="8832" calcext:value-type="float">
            <text:p>8.83E+03</text:p>
          </table:table-cell>
          <table:table-cell table:style-name="ce5" table:formula="of:=([.I65]*[.D65])" office:value-type="float" office:value="10672" calcext:value-type="float">
            <text:p>1.07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66]" office:value-type="float" office:value="6740000" calcext:value-type="float">
            <text:p>6.74E+06</text:p>
          </table:table-cell>
          <table:table-cell table:style-name="ce5" office:value-type="float" office:value="145000000" calcext:value-type="float">
            <text:p>1.45E+08</text:p>
          </table:table-cell>
          <table:table-cell table:style-name="ce5" office:value-type="float" office:value="240000000" calcext:value-type="float">
            <text:p>2.40E+08</text:p>
          </table:table-cell>
          <table:table-cell table:style-name="ce10" table:formula="of:=[.E66]*[.$L$11]*([.H66]+[.I66])/([.H66]*[.I66])" office:value-type="float" office:value="0.074566091954023" calcext:value-type="float">
            <text:p>0.07456609</text:p>
          </table:table-cell>
          <table:table-cell table:style-name="ce10" table:formula="of:=[.$E66]*[.$L$11]/[.$H66]" office:value-type="float" office:value="0.0464827586206897" calcext:value-type="float">
            <text:p>0.04648276</text:p>
          </table:table-cell>
          <table:table-cell table:style-name="ce10" table:formula="of:=[.$E66]*[.$L$11]/[.$I66]" office:value-type="float" office:value="0.0280833333333333" calcext:value-type="float">
            <text:p>0.02808333</text:p>
          </table:table-cell>
          <table:table-cell table:style-name="ce10" table:formula="of:=[.K66]*1312" office:value-type="float" office:value="60.9853793103449" calcext:value-type="float">
            <text:p>60.98537931</text:p>
          </table:table-cell>
          <table:table-cell table:style-name="ce10" table:formula="of:=[.L66]*1312" office:value-type="float" office:value="36.8453333333333" calcext:value-type="float">
            <text:p>36.84533333</text:p>
          </table:table-cell>
          <table:table-cell table:style-name="ce5" table:formula="of:=([.H66]*[.C66])" office:value-type="float" office:value="1297.75" calcext:value-type="float">
            <text:p>1.30E+03</text:p>
          </table:table-cell>
          <table:table-cell table:style-name="ce5" table:formula="of:=([.I66]*[.D66])" office:value-type="float" office:value="1536" calcext:value-type="float">
            <text:p>1.54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67]" office:value-type="float" office:value="2340000" calcext:value-type="float">
            <text:p>2.34E+06</text:p>
          </table:table-cell>
          <table:table-cell table:style-name="ce5" office:value-type="float" office:value="240000000" calcext:value-type="float">
            <text:p>2.40E+08</text:p>
          </table:table-cell>
          <table:table-cell table:style-name="ce5" office:value-type="float" office:value="220000000" calcext:value-type="float">
            <text:p>2.20E+08</text:p>
          </table:table-cell>
          <table:table-cell table:style-name="ce10" table:formula="of:=[.E67]*[.$L$11]*([.H67]+[.I67])/([.H67]*[.I67])" office:value-type="float" office:value="0.0203863636363636" calcext:value-type="float">
            <text:p>0.02038636</text:p>
          </table:table-cell>
          <table:table-cell table:style-name="ce10" table:formula="of:=[.$E67]*[.$L$11]/[.$H67]" office:value-type="float" office:value="0.00975" calcext:value-type="float">
            <text:p>0.00975000</text:p>
          </table:table-cell>
          <table:table-cell table:style-name="ce10" table:formula="of:=[.$E67]*[.$L$11]/[.$I67]" office:value-type="float" office:value="0.0106363636363636" calcext:value-type="float">
            <text:p>0.01063636</text:p>
          </table:table-cell>
          <table:table-cell table:style-name="ce10" table:formula="of:=[.K67]*1312" office:value-type="float" office:value="12.792" calcext:value-type="float">
            <text:p>12.79200000</text:p>
          </table:table-cell>
          <table:table-cell table:style-name="ce10" table:formula="of:=[.L67]*1312" office:value-type="float" office:value="13.954909090909" calcext:value-type="float">
            <text:p>13.95490909</text:p>
          </table:table-cell>
          <table:table-cell table:style-name="ce5" table:formula="of:=([.H67]*[.C67])" office:value-type="float" office:value="14232" calcext:value-type="float">
            <text:p>1.42E+04</text:p>
          </table:table-cell>
          <table:table-cell table:style-name="ce5" table:formula="of:=([.I67]*[.D67])" office:value-type="float" office:value="13046" calcext:value-type="float">
            <text:p>1.30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68]" office:value-type="float" office:value="1660000" calcext:value-type="float">
            <text:p>1.66E+06</text:p>
          </table:table-cell>
          <table:table-cell table:style-name="ce5" office:value-type="float" office:value="22000000" calcext:value-type="float">
            <text:p>2.20E+07</text:p>
          </table:table-cell>
          <table:table-cell table:style-name="ce5" office:value-type="float" office:value="28000000" calcext:value-type="float">
            <text:p>2.80E+07</text:p>
          </table:table-cell>
          <table:table-cell table:style-name="ce10" table:formula="of:=[.E68]*[.$L$11]*([.H68]+[.I68])/([.H68]*[.I68])" office:value-type="float" office:value="0.13474025974026" calcext:value-type="float">
            <text:p>0.13474026</text:p>
          </table:table-cell>
          <table:table-cell table:style-name="ce10" table:formula="of:=[.$E68]*[.$L$11]/[.$H68]" office:value-type="float" office:value="0.0754545454545455" calcext:value-type="float">
            <text:p>0.07545455</text:p>
          </table:table-cell>
          <table:table-cell table:style-name="ce10" table:formula="of:=[.$E68]*[.$L$11]/[.$I68]" office:value-type="float" office:value="0.0592857142857143" calcext:value-type="float">
            <text:p>0.05928571</text:p>
          </table:table-cell>
          <table:table-cell table:style-name="ce10" table:formula="of:=[.K68]*1312" office:value-type="float" office:value="98.9963636363637" calcext:value-type="float">
            <text:p>98.99636364</text:p>
          </table:table-cell>
          <table:table-cell table:style-name="ce10" table:formula="of:=[.L68]*1312" office:value-type="float" office:value="77.7828571428572" calcext:value-type="float">
            <text:p>77.78285714</text:p>
          </table:table-cell>
          <table:table-cell table:style-name="ce5" table:formula="of:=([.H68]*[.C68])" office:value-type="float" office:value="4224" calcext:value-type="float">
            <text:p>4.22E+03</text:p>
          </table:table-cell>
          <table:table-cell table:style-name="ce5" table:formula="of:=([.I68]*[.D68])" office:value-type="float" office:value="5152" calcext:value-type="float">
            <text:p>5.1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69]" office:value-type="float" office:value="600000" calcext:value-type="float">
            <text:p>6.00E+05</text:p>
          </table:table-cell>
          <table:table-cell table:number-columns-repeated="2" table:style-name="ce5" office:value-type="float" office:value="27000000" calcext:value-type="float">
            <text:p>2.70E+07</text:p>
          </table:table-cell>
          <table:table-cell table:style-name="ce10" table:formula="of:=[.E69]*[.$L$11]*([.H69]+[.I69])/([.H69]*[.I69])" office:value-type="float" office:value="0.0444444444444444" calcext:value-type="float">
            <text:p>0.04444444</text:p>
          </table:table-cell>
          <table:table-cell table:style-name="ce10" table:formula="of:=[.$E69]*[.$L$11]/[.$H69]" office:value-type="float" office:value="0.0222222222222222" calcext:value-type="float">
            <text:p>0.02222222</text:p>
          </table:table-cell>
          <table:table-cell table:style-name="ce10" table:formula="of:=[.$E69]*[.$L$11]/[.$I69]" office:value-type="float" office:value="0.0222222222222222" calcext:value-type="float">
            <text:p>0.02222222</text:p>
          </table:table-cell>
          <table:table-cell table:style-name="ce10" table:formula="of:=[.K69]*1312" office:value-type="float" office:value="29.1555555555555" calcext:value-type="float">
            <text:p>29.15555556</text:p>
          </table:table-cell>
          <table:table-cell table:style-name="ce10" table:formula="of:=[.L69]*1312" office:value-type="float" office:value="29.1555555555555" calcext:value-type="float">
            <text:p>29.15555556</text:p>
          </table:table-cell>
          <table:table-cell table:style-name="ce5" table:formula="of:=([.H69]*[.C69])" office:value-type="float" office:value="3726" calcext:value-type="float">
            <text:p>3.73E+03</text:p>
          </table:table-cell>
          <table:table-cell table:style-name="ce5" table:formula="of:=([.I69]*[.D69])" office:value-type="float" office:value="3591" calcext:value-type="float">
            <text:p>3.59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70]" office:value-type="float" office:value="440000" calcext:value-type="float">
            <text:p>4.40E+05</text:p>
          </table:table-cell>
          <table:table-cell table:style-name="ce5" office:value-type="float" office:value="17000000" calcext:value-type="float">
            <text:p>1.70E+07</text:p>
          </table:table-cell>
          <table:table-cell table:style-name="ce5" office:value-type="float" office:value="20000000" calcext:value-type="float">
            <text:p>2.00E+07</text:p>
          </table:table-cell>
          <table:table-cell table:style-name="ce10" table:formula="of:=[.E70]*[.$L$11]*([.H70]+[.I70])/([.H70]*[.I70])" office:value-type="float" office:value="0.0478823529411765" calcext:value-type="float">
            <text:p>0.04788235</text:p>
          </table:table-cell>
          <table:table-cell table:style-name="ce10" table:formula="of:=[.$E70]*[.$L$11]/[.$H70]" office:value-type="float" office:value="0.0258823529411765" calcext:value-type="float">
            <text:p>0.02588235</text:p>
          </table:table-cell>
          <table:table-cell table:style-name="ce10" table:formula="of:=[.$E70]*[.$L$11]/[.$I70]" office:value-type="float" office:value="0.022" calcext:value-type="float">
            <text:p>0.02200000</text:p>
          </table:table-cell>
          <table:table-cell table:style-name="ce10" table:formula="of:=[.K70]*1312" office:value-type="float" office:value="33.9576470588236" calcext:value-type="float">
            <text:p>33.95764706</text:p>
          </table:table-cell>
          <table:table-cell table:style-name="ce10" table:formula="of:=[.L70]*1312" office:value-type="float" office:value="28.864" calcext:value-type="float">
            <text:p>28.86400000</text:p>
          </table:table-cell>
          <table:table-cell table:style-name="ce5" table:formula="of:=([.H70]*[.C70])" office:value-type="float" office:value="3264" calcext:value-type="float">
            <text:p>3.26E+03</text:p>
          </table:table-cell>
          <table:table-cell table:style-name="ce19" table:formula="of:=([.I70]*[.D70])" office:value-type="float" office:value="3680" calcext:value-type="float">
            <text:p>3.68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71]" office:value-type="float" office:value="840000" calcext:value-type="float">
            <text:p>8.40E+05</text:p>
          </table:table-cell>
          <table:table-cell table:style-name="ce5" office:value-type="float" office:value="5100000" calcext:value-type="float">
            <text:p>5.10E+06</text:p>
          </table:table-cell>
          <table:table-cell table:style-name="ce5" office:value-type="float" office:value="5500000" calcext:value-type="float">
            <text:p>5.50E+06</text:p>
          </table:table-cell>
          <table:table-cell table:style-name="ce10" table:formula="of:=[.E71]*[.$L$11]*([.H71]+[.I71])/([.H71]*[.I71])" office:value-type="float" office:value="0.317433155080214" calcext:value-type="float">
            <text:p>0.31743316</text:p>
          </table:table-cell>
          <table:table-cell table:style-name="ce10" table:formula="of:=[.$E71]*[.$L$11]/[.$H71]" office:value-type="float" office:value="0.164705882352941" calcext:value-type="float">
            <text:p>0.16470588</text:p>
          </table:table-cell>
          <table:table-cell table:style-name="ce10" table:formula="of:=[.$E71]*[.$L$11]/[.$I71]" office:value-type="float" office:value="0.152727272727273" calcext:value-type="float">
            <text:p>0.15272727</text:p>
          </table:table-cell>
          <table:table-cell table:style-name="ce10" table:formula="of:=[.K71]*1312" office:value-type="float" office:value="216.094117647059" calcext:value-type="float">
            <text:p>216.09411765</text:p>
          </table:table-cell>
          <table:table-cell table:style-name="ce10" table:formula="of:=[.L71]*1312" office:value-type="float" office:value="200.378181818182" calcext:value-type="float">
            <text:p>200.37818182</text:p>
          </table:table-cell>
          <table:table-cell table:style-name="ce5" table:formula="of:=([.H71]*[.C71])" office:value-type="float" office:value="1229.1" calcext:value-type="float">
            <text:p>1.23E+03</text:p>
          </table:table-cell>
          <table:table-cell table:style-name="ce19" table:formula="of:=([.I71]*[.D71])" office:value-type="float" office:value="1287" calcext:value-type="float">
            <text:p>1.29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72]" office:value-type="float" office:value="220000" calcext:value-type="float">
            <text:p>2.20E+05</text:p>
          </table:table-cell>
          <table:table-cell table:style-name="ce5" office:value-type="float" office:value="3200000" calcext:value-type="float">
            <text:p>3.20E+06</text:p>
          </table:table-cell>
          <table:table-cell table:style-name="ce5" office:value-type="float" office:value="3700000" calcext:value-type="float">
            <text:p>3.70E+06</text:p>
          </table:table-cell>
          <table:table-cell table:style-name="ce10" table:formula="of:=[.E72]*[.$L$11]*([.H72]+[.I72])/([.H72]*[.I72])" office:value-type="float" office:value="0.128209459459459" calcext:value-type="float">
            <text:p>0.12820946</text:p>
          </table:table-cell>
          <table:table-cell table:style-name="ce10" table:formula="of:=[.$E72]*[.$L$11]/[.$H72]" office:value-type="float" office:value="0.06875" calcext:value-type="float">
            <text:p>0.06875000</text:p>
          </table:table-cell>
          <table:table-cell table:style-name="ce10" table:formula="of:=[.$E72]*[.$L$11]/[.$I72]" office:value-type="float" office:value="0.0594594594594595" calcext:value-type="float">
            <text:p>0.05945946</text:p>
          </table:table-cell>
          <table:table-cell table:style-name="ce10" table:formula="of:=[.K72]*1312" office:value-type="float" office:value="90.2" calcext:value-type="float">
            <text:p>90.20000000</text:p>
          </table:table-cell>
          <table:table-cell table:style-name="ce10" table:formula="of:=[.L72]*1312" office:value-type="float" office:value="78.0108108108109" calcext:value-type="float">
            <text:p>78.01081081</text:p>
          </table:table-cell>
          <table:table-cell table:style-name="ce5" table:formula="of:=([.H72]*[.C72])" office:value-type="float" office:value="768" calcext:value-type="float">
            <text:p>7.68E+02</text:p>
          </table:table-cell>
          <table:table-cell table:style-name="ce19" table:formula="of:=([.I72]*[.D72])" office:value-type="float" office:value="869.5" calcext:value-type="float">
            <text:p>8.70E+02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1" table:formula="of:=SUM([.J62:.J72])" office:value-type="float" office:value="1.33087052552933" calcext:value-type="float">
            <text:p>1.33087053</text:p>
          </table:table-cell>
          <table:table-cell table:style-name="ce11" table:formula="of:=SUM([.K62:.K72])" office:value-type="float" office:value="0.715581301964246" calcext:value-type="float">
            <text:p>0.71558130</text:p>
          </table:table-cell>
          <table:table-cell table:style-name="ce11" table:formula="of:=SUM([.L62:.L72])" office:value-type="float" office:value="0.615289223565086" calcext:value-type="float">
            <text:p>0.61528922</text:p>
          </table:table-cell>
          <table:table-cell table:style-name="ce11" table:formula="of:=SUM([.M62:.M72])" office:value-type="float" office:value="938.84266817709" calcext:value-type="float">
            <text:p>938.84266818</text:p>
          </table:table-cell>
          <table:table-cell table:style-name="ce11" table:formula="of:=SUM([.N62:.N72])" office:value-type="float" office:value="807.259461317393" calcext:value-type="float">
            <text:p>807.25946132</text:p>
          </table:table-cell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2"/>
          <table:table-cell table:style-name="ce12" table:formula="of:=[.J73]*1312" office:value-type="float" office:value="1746.10212949448" calcext:value-type="float">
            <text:p>1746.10212949</text:p>
          </table:table-cell>
          <table:table-cell table:style-name="ce12" table:formula="of:=[.K73]*1312" office:value-type="float" office:value="938.842668177091" calcext:value-type="float">
            <text:p>938.84266818</text:p>
          </table:table-cell>
          <table:table-cell table:style-name="ce12" table:formula="of:=[.L73]*1312" office:value-type="float" office:value="807.259461317393" calcext:value-type="float">
            <text:p>807.25946132</text:p>
          </table:table-cell>
          <table:table-cell table:style-name="ce12" table:number-columns-repeated="2"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5"/>
          <table:table-cell table:number-columns-repeated="5"/>
          <table:table-cell table:style-name="ce4"/>
          <table:table-cell/>
          <table:table-cell table:style-name="ce3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positrons on </text:p>
          </table:table-cell>
          <table:table-cell table:style-name="ce3" office:value-type="string" calcext:value-type="string">
            <text:p>electrons on </text:p>
          </table:table-cell>
          <table:table-cell table:style-name="ce3" table:number-columns-repeated="6"/>
          <table:table-cell table:style-name="ce18"/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7"/>
          <table:table-cell table:number-columns-repeated="2" table:style-name="ce3" office:value-type="string" calcext:value-type="string">
            <text:p>coll per 1 muon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Attenuaton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5"/>
          <table:table-cell/>
          <table:table-cell table:style-name="ce3" office:value-type="string" calcext:value-type="string">
            <text:p>positron beam</text:p>
          </table:table-cell>
          <table:table-cell table:number-columns-repeated="2" table:style-name="ce3" office:value-type="string" calcext:value-type="string">
            <text:p>2.5m rad.TPC</text:p>
          </table:table-cell>
          <table:table-cell table:style-name="ce3" office:value-type="string" calcext:value-type="string">
            <text:p>Number/200 bunches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Factor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F_coll</text:p>
          </table:table-cell>
          <table:table-cell table:style-name="ce3" office:value-type="string" calcext:value-type="string">
            <text:p>E_beam</text:p>
          </table:table-cell>
          <table:table-cell table:style-name="ce3" office:value-type="string" calcext:value-type="string">
            <text:p>N_start</text:p>
          </table:table-cell>
          <table:table-cell table:style-name="ce3" table:number-columns-repeated="7"/>
          <table:table-cell table:style-name="ce3" office:value-type="string" calcext:value-type="string">
            <text:p>Positron Beam</text:p>
          </table:table-cell>
          <table:table-cell table:style-name="ce3" office:value-type="string" calcext:value-type="string">
            <text:p>Electron Beam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-2 1508</text:p>
          </table:table-cell>
          <table:table-cell table:style-name="ce3" office:value-type="float" office:value="1508" calcext:value-type="float">
            <text:p>1508</text:p>
          </table:table-cell>
          <table:table-cell table:style-name="ce5" office:value-type="float" office:value="0.0000101" calcext:value-type="float">
            <text:p>1.01E-05</text:p>
          </table:table-cell>
          <table:table-cell table:style-name="ce5" office:value-type="float" office:value="0.00000628" calcext:value-type="float">
            <text:p>6.28E-06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0]" office:value-type="float" office:value="13080000" calcext:value-type="float">
            <text:p>1.31E+07</text:p>
          </table:table-cell>
          <table:table-cell table:style-name="ce5" office:value-type="float" office:value="259000000" calcext:value-type="float">
            <text:p>2.59E+08</text:p>
          </table:table-cell>
          <table:table-cell table:style-name="ce5" office:value-type="float" office:value="310000000" calcext:value-type="float">
            <text:p>3.10E+08</text:p>
          </table:table-cell>
          <table:table-cell table:style-name="ce14" table:formula="of:=200*[.E80]*[.$L$11]*([.H80]+[.I80])/([.H80]*[.I80])" office:value-type="float" office:value="18.5390957778055" calcext:value-type="float">
            <text:p>18.5</text:p>
          </table:table-cell>
          <table:table-cell table:style-name="ce14"/>
          <table:table-cell table:style-name="ce3" table:number-columns-repeated="3"/>
          <table:table-cell table:style-name="ce5" table:formula="of:=([.H80]*[.C80])" office:value-type="float" office:value="2615.9" calcext:value-type="float">
            <text:p>2.62E+03</text:p>
          </table:table-cell>
          <table:table-cell table:style-name="ce5" table:formula="of:=([.I80]*[.D80])" office:value-type="float" office:value="1946.8" calcext:value-type="float">
            <text:p>1.9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-1 1452</text:p>
          </table:table-cell>
          <table:table-cell table:style-name="ce3" office:value-type="float" office:value="1452" calcext:value-type="float">
            <text:p>1452</text:p>
          </table:table-cell>
          <table:table-cell table:number-columns-repeated="2" table:style-name="ce5" office:value-type="float" office:value="0.0000219" calcext:value-type="float">
            <text:p>2.19E-0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7.5" calcext:value-type="float">
            <text:p>17.5</text:p>
          </table:table-cell>
          <table:table-cell table:style-name="ce5" table:formula="of:=20000000*[.E81]" office:value-type="float" office:value="4740000" calcext:value-type="float">
            <text:p>4.74E+06</text:p>
          </table:table-cell>
          <table:table-cell table:style-name="ce5" office:value-type="float" office:value="170000000" calcext:value-type="float">
            <text:p>1.70E+08</text:p>
          </table:table-cell>
          <table:table-cell table:style-name="ce5" office:value-type="float" office:value="180000000" calcext:value-type="float">
            <text:p>1.80E+08</text:p>
          </table:table-cell>
          <table:table-cell table:style-name="ce14" table:formula="of:=200*[.E81]*[.$L$11]*([.H81]+[.I81])/([.H81]*[.I81])" office:value-type="float" office:value="10.843137254902" calcext:value-type="float">
            <text:p>10.8</text:p>
          </table:table-cell>
          <table:table-cell table:style-name="ce14"/>
          <table:table-cell table:style-name="ce3" table:number-columns-repeated="3"/>
          <table:table-cell table:style-name="ce5" table:formula="of:=([.H81]*[.C81])" office:value-type="float" office:value="3723" calcext:value-type="float">
            <text:p>3.72E+03</text:p>
          </table:table-cell>
          <table:table-cell table:style-name="ce5" table:formula="of:=([.I81]*[.D81])" office:value-type="float" office:value="3942" calcext:value-type="float">
            <text:p>3.94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-3 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192" calcext:value-type="float">
            <text:p>0.192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82]" office:value-type="float" office:value="3840000" calcext:value-type="float">
            <text:p>3.84E+06</text:p>
          </table:table-cell>
          <table:table-cell table:style-name="ce5" office:value-type="float" office:value="170000000" calcext:value-type="float">
            <text:p>1.70E+08</text:p>
          </table:table-cell>
          <table:table-cell table:style-name="ce5" office:value-type="float" office:value="190000000" calcext:value-type="float">
            <text:p>1.90E+08</text:p>
          </table:table-cell>
          <table:table-cell table:style-name="ce14" table:formula="of:=200*[.E82]*[.$L$11]*([.H82]+[.I82])/([.H82]*[.I82])" office:value-type="float" office:value="8.55975232198142" calcext:value-type="float">
            <text:p>8.6</text:p>
          </table:table-cell>
          <table:table-cell table:style-name="ce14"/>
          <table:table-cell table:style-name="ce3" table:number-columns-repeated="3"/>
          <table:table-cell table:style-name="ce5" table:formula="of:=([.H82]*[.C82])" office:value-type="float" office:value="23460" calcext:value-type="float">
            <text:p>2.35E+04</text:p>
          </table:table-cell>
          <table:table-cell table:style-name="ce5" table:formula="of:=([.I82]*[.D82])" office:value-type="float" office:value="25270" calcext:value-type="float">
            <text:p>2.53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2 1387</text:p>
          </table:table-cell>
          <table:table-cell table:style-name="ce3" office:value-type="float" office:value="1387" calcext:value-type="float">
            <text:p>1387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3]" office:value-type="float" office:value="3420000" calcext:value-type="float">
            <text:p>3.42E+06</text:p>
          </table:table-cell>
          <table:table-cell table:style-name="ce5" office:value-type="float" office:value="100000000" calcext:value-type="float">
            <text:p>1.00E+08</text:p>
          </table:table-cell>
          <table:table-cell table:style-name="ce5" office:value-type="float" office:value="120000000" calcext:value-type="float">
            <text:p>1.20E+08</text:p>
          </table:table-cell>
          <table:table-cell table:style-name="ce14" table:formula="of:=200*[.E83]*[.$L$11]*([.H83]+[.I83])/([.H83]*[.I83])" office:value-type="float" office:value="12.54" calcext:value-type="float">
            <text:p>12.5</text:p>
          </table:table-cell>
          <table:table-cell table:style-name="ce14"/>
          <table:table-cell table:style-name="ce3" table:number-columns-repeated="3"/>
          <table:table-cell table:style-name="ce5" table:formula="of:=([.H83]*[.C83])" office:value-type="float" office:value="19200" calcext:value-type="float">
            <text:p>1.92E+04</text:p>
          </table:table-cell>
          <table:table-cell table:style-name="ce5" table:formula="of:=([.I83]*[.D83])" office:value-type="float" office:value="22080" calcext:value-type="float">
            <text:p>2.21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SP4 1332</text:p>
          </table:table-cell>
          <table:table-cell table:style-name="ce3" office:value-type="float" office:value="1332" calcext:value-type="float">
            <text:p>1332</text:p>
          </table:table-cell>
          <table:table-cell table:style-name="ce5" office:value-type="float" office:value="0.00000895" calcext:value-type="float">
            <text:p>8.95E-06</text:p>
          </table:table-cell>
          <table:table-cell table:style-name="ce5" office:value-type="float" office:value="0.0000064" calcext:value-type="float">
            <text:p>6.40E-06</text:p>
          </table:table-cell>
          <table:table-cell table:style-name="ce3" office:value-type="float" office:value="0.337" calcext:value-type="float">
            <text:p>0.33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4]" office:value-type="float" office:value="6740000" calcext:value-type="float">
            <text:p>6.74E+06</text:p>
          </table:table-cell>
          <table:table-cell table:style-name="ce5" office:value-type="float" office:value="346000000" calcext:value-type="float">
            <text:p>3.46E+08</text:p>
          </table:table-cell>
          <table:table-cell table:style-name="ce5" office:value-type="float" office:value="570000000" calcext:value-type="float">
            <text:p>5.70E+08</text:p>
          </table:table-cell>
          <table:table-cell table:style-name="ce14" table:formula="of:=200*[.E84]*[.$L$11]*([.H84]+[.I84])/([.H84]*[.I84])" office:value-type="float" office:value="6.26086603792719" calcext:value-type="float">
            <text:p>6.3</text:p>
          </table:table-cell>
          <table:table-cell table:style-name="ce14"/>
          <table:table-cell table:style-name="ce3" table:number-columns-repeated="3"/>
          <table:table-cell table:style-name="ce5" table:formula="of:=([.H84]*[.C84])" office:value-type="float" office:value="3096.7" calcext:value-type="float">
            <text:p>3.10E+03</text:p>
          </table:table-cell>
          <table:table-cell table:style-name="ce5" table:formula="of:=([.I84]*[.D84])" office:value-type="float" office:value="3648" calcext:value-type="float">
            <text:p>3.6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 1276</text:p>
          </table:table-cell>
          <table:table-cell table:style-name="ce3" office:value-type="float" office:value="1276" calcext:value-type="float">
            <text:p>1276</text:p>
          </table:table-cell>
          <table:table-cell table:number-columns-repeated="2" table:style-name="ce5" office:value-type="float" office:value="0.0000593" calcext:value-type="float">
            <text:p>5.93E-05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37.5" calcext:value-type="float">
            <text:p>37.5</text:p>
          </table:table-cell>
          <table:table-cell table:style-name="ce5" table:formula="of:=20000000*[.E85]" office:value-type="float" office:value="2340000" calcext:value-type="float">
            <text:p>2.34E+06</text:p>
          </table:table-cell>
          <table:table-cell table:style-name="ce5" office:value-type="float" office:value="510000000" calcext:value-type="float">
            <text:p>5.10E+08</text:p>
          </table:table-cell>
          <table:table-cell table:style-name="ce5" office:value-type="float" office:value="490000000" calcext:value-type="float">
            <text:p>4.90E+08</text:p>
          </table:table-cell>
          <table:table-cell table:style-name="ce14" table:formula="of:=200*[.E85]*[.$L$11]*([.H85]+[.I85])/([.H85]*[.I85])" office:value-type="float" office:value="1.87274909963986" calcext:value-type="float">
            <text:p>1.9</text:p>
          </table:table-cell>
          <table:table-cell table:style-name="ce14"/>
          <table:table-cell table:style-name="ce3" table:number-columns-repeated="3"/>
          <table:table-cell table:style-name="ce5" table:formula="of:=([.H85]*[.C85])" office:value-type="float" office:value="30243" calcext:value-type="float">
            <text:p>3.02E+04</text:p>
          </table:table-cell>
          <table:table-cell table:style-name="ce5" table:formula="of:=([.I85]*[.D85])" office:value-type="float" office:value="29057" calcext:value-type="float">
            <text:p>2.91E+04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5A 1242</text:p>
          </table:table-cell>
          <table:table-cell table:style-name="ce3" office:value-type="float" office:value="1242" calcext:value-type="float">
            <text:p>1242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6]" office:value-type="float" office:value="1660000" calcext:value-type="float">
            <text:p>1.66E+06</text:p>
          </table:table-cell>
          <table:table-cell table:style-name="ce5" office:value-type="float" office:value="48000000" calcext:value-type="float">
            <text:p>4.80E+07</text:p>
          </table:table-cell>
          <table:table-cell table:style-name="ce5" office:value-type="float" office:value="640000000" calcext:value-type="float">
            <text:p>6.40E+08</text:p>
          </table:table-cell>
          <table:table-cell table:style-name="ce14" table:formula="of:=200*[.E86]*[.$L$11]*([.H86]+[.I86])/([.H86]*[.I86])" office:value-type="float" office:value="7.43541666666667" calcext:value-type="float">
            <text:p>7.4</text:p>
          </table:table-cell>
          <table:table-cell table:style-name="ce14"/>
          <table:table-cell table:style-name="ce3" table:number-columns-repeated="3"/>
          <table:table-cell table:style-name="ce5" table:formula="of:=([.H86]*[.C86])" office:value-type="float" office:value="9216" calcext:value-type="float">
            <text:p>9.22E+03</text:p>
          </table:table-cell>
          <table:table-cell table:style-name="ce5" table:formula="of:=([.I86]*[.D86])" office:value-type="float" office:value="117760" calcext:value-type="float">
            <text:p>1.18E+05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5 1237</text:p>
          </table:table-cell>
          <table:table-cell table:style-name="ce3" office:value-type="float" office:value="1237" calcext:value-type="float">
            <text:p>1237</text:p>
          </table:table-cell>
          <table:table-cell table:style-name="ce5" office:value-type="float" office:value="0.000138" calcext:value-type="float">
            <text:p>1.38E-04</text:p>
          </table:table-cell>
          <table:table-cell table:style-name="ce5" office:value-type="float" office:value="0.000133" calcext:value-type="float">
            <text:p>1.33E-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20000000*[.E87]" office:value-type="float" office:value="600000" calcext:value-type="float">
            <text:p>6.00E+05</text:p>
          </table:table-cell>
          <table:table-cell table:style-name="ce5" office:value-type="float" office:value="58000000" calcext:value-type="float">
            <text:p>5.80E+07</text:p>
          </table:table-cell>
          <table:table-cell table:style-name="ce5" office:value-type="float" office:value="60000000" calcext:value-type="float">
            <text:p>6.00E+07</text:p>
          </table:table-cell>
          <table:table-cell table:style-name="ce14" table:formula="of:=200*[.E87]*[.$L$11]*([.H87]+[.I87])/([.H87]*[.I87])" office:value-type="float" office:value="4.06896551724138" calcext:value-type="float">
            <text:p>4.1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87]*[.C87])" office:value-type="float" office:value="8004" calcext:value-type="float">
            <text:p>8.00E+03</text:p>
          </table:table-cell>
          <table:table-cell table:style-name="ce5" table:formula="of:=([.I87]*[.D87])" office:value-type="float" office:value="7980" calcext:value-type="float">
            <text:p>7.98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6 1208</text:p>
          </table:table-cell>
          <table:table-cell table:style-name="ce3" office:value-type="float" office:value="1208" calcext:value-type="float">
            <text:p>1208</text:p>
          </table:table-cell>
          <table:table-cell table:style-name="ce5" office:value-type="float" office:value="0.000192" calcext:value-type="float">
            <text:p>1.92E-04</text:p>
          </table:table-cell>
          <table:table-cell table:style-name="ce5" office:value-type="float" office:value="0.000184" calcext:value-type="float">
            <text:p>1.84E-04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20000000*[.E88]" office:value-type="float" office:value="440000" calcext:value-type="float">
            <text:p>4.40E+05</text:p>
          </table:table-cell>
          <table:table-cell table:style-name="ce5" office:value-type="float" office:value="35000000" calcext:value-type="float">
            <text:p>3.50E+07</text:p>
          </table:table-cell>
          <table:table-cell table:style-name="ce5" office:value-type="float" office:value="47000000" calcext:value-type="float">
            <text:p>4.70E+07</text:p>
          </table:table-cell>
          <table:table-cell table:style-name="ce14" table:formula="of:=200*[.E88]*[.$L$11]*([.H88]+[.I88])/([.H88]*[.I88])" office:value-type="float" office:value="4.38662613981763" calcext:value-type="float">
            <text:p>4.4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88]*[.C88])" office:value-type="float" office:value="6720" calcext:value-type="float">
            <text:p>6.72E+03</text:p>
          </table:table-cell>
          <table:table-cell table:style-name="ce5" table:formula="of:=([.I88]*[.D88])" office:value-type="float" office:value="8648" calcext:value-type="float">
            <text:p>8.65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PC7 1047</text:p>
          </table:table-cell>
          <table:table-cell table:style-name="ce3" office:value-type="float" office:value="1047" calcext:value-type="float">
            <text:p>1047</text:p>
          </table:table-cell>
          <table:table-cell table:style-name="ce5" office:value-type="float" office:value="0.000241" calcext:value-type="float">
            <text:p>2.41E-04</text:p>
          </table:table-cell>
          <table:table-cell table:style-name="ce5" office:value-type="float" office:value="0.000234" calcext:value-type="float">
            <text:p>2.34E-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89]" office:value-type="float" office:value="840000" calcext:value-type="float">
            <text:p>8.40E+05</text:p>
          </table:table-cell>
          <table:table-cell table:style-name="ce5" office:value-type="float" office:value="12000000" calcext:value-type="float">
            <text:p>1.20E+07</text:p>
          </table:table-cell>
          <table:table-cell table:style-name="ce5" office:value-type="float" office:value="14000000" calcext:value-type="float">
            <text:p>1.40E+07</text:p>
          </table:table-cell>
          <table:table-cell table:style-name="ce14" table:formula="of:=200*[.E89]*[.$L$11]*([.H89]+[.I89])/([.H89]*[.I89])" office:value-type="float" office:value="26" calcext:value-type="float">
            <text:p>26.0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89]*[.C89])" office:value-type="float" office:value="2892" calcext:value-type="float">
            <text:p>2.89E+03</text:p>
          </table:table-cell>
          <table:table-cell table:style-name="ce5" table:formula="of:=([.I89]*[.D89])" office:value-type="float" office:value="3276" calcext:value-type="float">
            <text:p>3.28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style-name="ce3" office:value-type="string" calcext:value-type="string">
            <text:p>ABE 852</text:p>
          </table:table-cell>
          <table:table-cell table:style-name="ce3" office:value-type="float" office:value="852" calcext:value-type="float">
            <text:p>852</text:p>
          </table:table-cell>
          <table:table-cell table:style-name="ce5" office:value-type="float" office:value="0.00024" calcext:value-type="float">
            <text:p>2.40E-04</text:p>
          </table:table-cell>
          <table:table-cell table:style-name="ce5" office:value-type="float" office:value="0.000235" calcext:value-type="float">
            <text:p>2.35E-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20000000*[.E90]" office:value-type="float" office:value="220000" calcext:value-type="float">
            <text:p>2.20E+05</text:p>
          </table:table-cell>
          <table:table-cell table:style-name="ce5" office:value-type="float" office:value="12000000" calcext:value-type="float">
            <text:p>1.20E+07</text:p>
          </table:table-cell>
          <table:table-cell table:style-name="ce5" office:value-type="float" office:value="11000000" calcext:value-type="float">
            <text:p>1.10E+07</text:p>
          </table:table-cell>
          <table:table-cell table:style-name="ce14" table:formula="of:=200*[.E90]*[.$L$11]*([.H90]+[.I90])/([.H90]*[.I90])" office:value-type="float" office:value="7.66666666666667" calcext:value-type="float">
            <text:p>7.7</text:p>
          </table:table-cell>
          <table:table-cell table:style-name="ce14"/>
          <table:table-cell/>
          <table:table-cell table:style-name="ce4"/>
          <table:table-cell/>
          <table:table-cell table:style-name="ce5" table:formula="of:=([.H90]*[.C90])" office:value-type="float" office:value="2880" calcext:value-type="float">
            <text:p>2.88E+03</text:p>
          </table:table-cell>
          <table:table-cell table:style-name="ce5" table:formula="of:=([.I90]*[.D90])" office:value-type="float" office:value="2585" calcext:value-type="float">
            <text:p>2.59E+03</text:p>
          </table:table-cell>
          <table:table-cell table:style-name="ce4"/>
          <table:table-cell table:style-name="ce17"/>
          <table:table-cell table:style-name="ce4"/>
          <table:table-cell table:style-name="ce17"/>
          <table:table-cell/>
          <table:table-cell table:style-name="ce17"/>
          <table:table-cell table:number-columns-repeated="235"/>
          <table:table-cell table:style-name="ce4" table:number-columns-repeated="3"/>
          <table:table-cell table:number-columns-repeated="764"/>
        </table:table-row>
        <table:table-row table:style-name="ro3">
          <table:table-cell table:number-columns-repeated="9"/>
          <table:table-cell table:style-name="ce8" table:formula="of:=SUM([.J80:.J90])" office:value-type="float" office:value="108.173275482648" calcext:value-type="float">
            <text:p>108</text:p>
          </table:table-cell>
          <table:table-cell table:style-name="ce8"/>
          <table:table-cell table:style-name="ce16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 table:number-columns-repeated="237"/>
          <table:table-cell table:style-name="ce4"/>
          <table:table-cell table:number-columns-repeated="766"/>
        </table:table-row>
        <table:table-row table:style-name="ro1" table:number-rows-repeated="1048407">
          <table:table-cell table:number-columns-repeated="1024"/>
        </table:table-row>
        <table:table-row table:style-name="ro4" table:number-rows-repeated="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4">
        <table:table-column table:style-name="co15" table:number-columns-repeated="11" table:default-cell-style-name="ce4"/>
        <table:table-column table:style-name="co18" table:default-cell-style-name="ce4"/>
        <table:table-column table:style-name="co15" table:visibility="collapse" table:default-cell-style-name="ce4"/>
        <table:table-column table:style-name="co19" table:default-cell-style-name="ce4"/>
        <table:table-column table:style-name="co15" table:number-columns-repeated="243" table:default-cell-style-name="ce4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Sheet2.L29" table:end-x="31.61pt" table:end-y="6.01pt" draw:z-index="0" draw:name="Chart 2" draw:style-name="gr2" draw:text-style-name="P2" svg:width="565.09pt" svg:height="318.98pt" svg:x="5.56pt" svg:y="11.03pt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5" table:number-columns-repeated="257" table:default-cell-style-name="ce2"/>
        <table:table-column table:style-name="co15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70.84pt" fo:margin-bottom="70.84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5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1:09:59.077443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ler, lewis</meta:initial-creator>
    <meta:creation-date>2006-09-05T17:20:25</meta:creation-date>
    <dc:date>2018-02-12T11:35:16.360148726</dc:date>
    <meta:print-date>2016-08-07T18:38:20.177000000</meta:print-date>
    <meta:generator>LibreOffice/5.1.6.2$Linux_X86_64 LibreOffice_project/10m0$Build-2</meta:generator>
    <meta:editing-duration>PT1H21M20S</meta:editing-duration>
    <meta:editing-cycles>8</meta:editing-cycles>
    <meta:document-statistic meta:table-count="3" meta:cell-count="7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graphic-properties draw:fill-color="#000000"/>
      <style:text-properties fo:color="#000000" fo:font-family="Verdana" fo:font-size="12pt" fo:font-weight="bold" style:font-size-asian="12pt" style:font-weight-asian="bold" style:font-size-complex="12pt" style:font-weight-complex="bold"/>
    </style:style>
    <style:style style:name="ch3" style:family="chart">
      <style:graphic-properties draw:stroke="none" draw:fill="solid" draw:fill-color="#ffffff"/>
      <style:text-properties fo:color="#000000" fo:font-family="Verdana" fo:font-size="9.19999980926514pt" style:font-size-asian="9.19999980926514pt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10" chart:tick-mark-position="at-axis"/>
      <style:text-properties fo:color="#000000" fo:font-family="Verdana"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0" chart:maximum="100000" chart:interval-major="1" chart:reverse-direction="false" text:line-break="false" loext:try-staggering-first="false" chart:link-data-style-to-source="true" chart:axis-position="1" chart:tick-mark-position="at-axis"/>
      <style:text-properties fo:color="#000000" fo:font-family="Verdana"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46cm" chart:symbol-height="0.246cm" chart:link-data-style-to-source="true"/>
      <style:graphic-properties svg:stroke-width="0.07cm" svg:stroke-color="#339966" draw:fill-color="#3399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934cm" svg:height="11.254cm" xlink:href=".." xlink:type="simple" chart:class="chart:line" chart:style-name="ch1">
        <chart:title svg:x="4.142cm" svg:y="0.458cm" chart:style-name="ch2">
          <text:p>Attenuation Factor for Various Spoiler Conditions</text:p>
        </chart:title>
        <chart:legend svg:x="14.507cm" svg:y="5.025cm" style:legend-expansion="custom" chartooo:width="5.397cm" chartooo:height="1.94cm" style:legend-expansion-aspect-ratio="2.7819587628866" chart:style-name="ch3"/>
        <chart:plot-area chart:style-name="ch4" svg:x="3.727cm" svg:y="2.121cm" svg:width="10.862cm" svg:height="7.159cm">
          <chartooo:coordinate-region svg:x="4.211cm" svg:y="2.333cm" svg:width="10.378cm" svg:height="6.735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